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k</mi>
              <mn>0</mn>
            </msub>
            <mi>z</mi>
            <mrow>
              <mi/>
              <mo stretchy="false">−</mo>
              <mi/>
            </mrow>
            <mo stretchy="false">ω</mo>
            <mi>t</mi>
            <mrow>
              <mi/>
              <mover>
                <mo stretchy="false">=</mo>
                <mtext>!</mtext>
              </mover>
              <mi/>
            </mrow>
            <mtext> const </mtext>
            <mi/>
            <mo stretchy="false">⇒</mo>
            <mi/>
            <mi>z</mi>
            <mrow>
              <mi/>
              <mo stretchy="false">=</mo>
              <mi/>
            </mrow>
            <mo stretchy="false">ω</mo>
            <mi>t</mi>
            <mfrac>
              <mn>1</mn>
              <msub>
                <mi>k</mi>
                <mn>0</mn>
              </msub>
            </mfrac>
          </mrow>
        </mtd>
      </mtr>
      <mtr>
        <mtd>
          <mrow>
            <msub>
              <mi>u</mi>
              <mtext>p</mtext>
            </msub>
            <mrow>
              <mi/>
              <mo stretchy="false">=</mo>
              <mi/>
            </mrow>
            <mfrac>
              <mrow>
                <mtext>d</mtext>
                <mi>z</mi>
              </mrow>
              <mrow>
                <mtext>d</mtext>
                <mi>t</mi>
              </mrow>
            </mfrac>
            <mrow>
              <mi/>
              <mo stretchy="false">=</mo>
              <mi/>
            </mrow>
            <mfrac>
              <mo stretchy="false">ω</mo>
              <msub>
                <mi>k</mi>
                <mn>0</mn>
              </msub>
            </mfrac>
            <mrow>
              <mi/>
              <mo stretchy="false">=</mo>
              <mi/>
            </mrow>
            <mfrac>
              <mi>c</mi>
              <mover accent="true">
                <mi>n</mi>
                <mo stretchy="false">̄</mo>
              </mover>
            </mfrac>
          </mrow>
        </mtd>
      </mtr>
    </mtable>
    <annotation encoding="StarMath 5.0">k_0 z `-` %iomega t `= csup "!"` " const " ~drarrow~ z `=` %iomega t 1 over k_0 newline

u_"p" `=` {"d" z} over {"d" t} `=` %iomega over k_0 `=` c over bar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00:15.220000000</meta:creation-date>
    <meta:generator>LibreOffice/4.1.4.2$Windows_x86 LibreOffice_project/0a0440ccc0227ad9829de5f46be37cfb6edcf72</meta:generator>
  </office:meta>
</office:document-meta>
</file>